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style:font-name="Pudelinka" fo:font-size="32pt" officeooo:rsid="00833e09" officeooo:paragraph-rsid="00833e09" style:font-size-asian="28pt" style:font-size-complex="32pt"/>
    </style:style>
    <style:style style:name="P7" style:family="paragraph" style:parent-style-name="First_20_line_20_indent">
      <style:text-properties style:font-name="Pudelinka" fo:font-size="26pt" officeooo:rsid="00833e09" officeooo:paragraph-rsid="00833e09" style:font-size-asian="22.75pt" style:font-size-complex="26pt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13"/><text:span text:style-name="T3"><text:s text:c="2"/>Колядка</text:span></text:p>
      <text:p text:style-name="P7">Христос родился — свет озарил,</text:p>
      <text:p text:style-name="P7">Небесный лик землю благословил.</text:p>
      <text:p text:style-name="P7">Да здравствует мир, да будет покой,</text:p>
      <text:p text:style-name="P7">Счастье и радость в доме твоём! 🎄</text:p>
      <text:p text:style-name="P7"><draw:frame text:anchor-type="paragraph" draw:z-index="0" draw:name="Медиаобъект 1" draw:style-name="gr1" svg:width="11.508cm" svg:height="7.672cm" svg:x="0.877cm" svg:y="0.229cm"><draw:plugin xlink:href="../../2025/104C/Шрифт/newTree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9:42:26.175537272</meta:creation-date>
    <dc:title>Default</dc:title>
    <meta:editing-cycles>2</meta:editing-cycles>
    <meta:editing-duration>PT33M40S</meta:editing-duration>
    <meta:generator>LibreOffice/7.6.7.2$Linux_X86_64 LibreOffice_project/60$Build-2</meta:generator>
    <dc:date>2025-12-20T10:16:06.643222346</dc:date>
    <meta:document-statistic meta:table-count="1" meta:image-count="0" meta:object-count="0" meta:page-count="1" meta:paragraph-count="15" meta:word-count="45" meta:character-count="237" meta:non-whitespace-character-count="191"/>
  </office:meta>
</office:document-meta>
</file>